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43in"/>
    </style:style>
    <style:style style:name="co3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robability Distribution" draw:style-name="gr1" draw:text-style-name="P1" svg:width="6.2953in" svg:height="3.5425in" svg:x="6.6791in" svg:y="1.3957in">
            <draw:object draw:notify-on-update-of-ranges="Sheet1.B11:Sheet1.B17 Sheet1.E11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robability Distribution</svg:titl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obability Distributio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ances (N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(Success)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P(Fail)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(x)</text:p>
          </table:table-cell>
          <table:table-cell office:value-type="string" calcext:value-type="string">
            <text:p>Ways</text:p>
          </table:table-cell>
          <table:table-cell office:value-type="string" calcext:value-type="string">
            <text:p>P(X) = Frequency</text:p>
          </table:table-cell>
          <table:table-cell office:value-type="string" calcext:value-type="string">
            <text:p>x*Frequency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$C$7]^[.B11])*([.$C$8]^([.$C$6]-[.B11]))" office:value-type="float" office:value="0.117649" calcext:value-type="float">
            <text:p>0.117649</text:p>
          </table:table-cell>
          <table:table-cell table:formula="of:=FACT([.$C$6])/(FACT([.B11])*FACT([.$C$6]-[.B11]))" office:value-type="float" office:value="1" calcext:value-type="float">
            <text:p>1</text:p>
          </table:table-cell>
          <table:table-cell table:formula="of:=[.C11]*[.D11]" office:value-type="float" office:value="0.117649" calcext:value-type="float">
            <text:p>0.117649</text:p>
          </table:table-cell>
          <table:table-cell table:formula="of:=[.B11]*[.E11]" office:value-type="float" office:value="0" calcext:value-type="float">
            <text:p>0</text:p>
          </table:table-cell>
          <table:table-cell table:formula="of:=SUM([.F11:.F17])"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$C$7]^[.B12])*([.$C$8]^([.$C$6]-[.B12]))" office:value-type="float" office:value="0.050421" calcext:value-type="float">
            <text:p>0.050421</text:p>
          </table:table-cell>
          <table:table-cell table:formula="of:=FACT([.$C$6])/(FACT([.B12])*FACT([.$C$6]-[.B12]))" office:value-type="float" office:value="6" calcext:value-type="float">
            <text:p>6</text:p>
          </table:table-cell>
          <table:table-cell table:formula="of:=[.C12]*[.D12]" office:value-type="float" office:value="0.302526" calcext:value-type="float">
            <text:p>0.302526</text:p>
          </table:table-cell>
          <table:table-cell table:formula="of:=[.B12]*[.E12]" office:value-type="float" office:value="0.302526" calcext:value-type="float">
            <text:p>0.30252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$C$7]^[.B13])*([.$C$8]^([.$C$6]-[.B13]))" office:value-type="float" office:value="0.021609" calcext:value-type="float">
            <text:p>0.021609</text:p>
          </table:table-cell>
          <table:table-cell table:formula="of:=FACT([.$C$6])/(FACT([.B13])*FACT([.$C$6]-[.B13]))" office:value-type="float" office:value="15" calcext:value-type="float">
            <text:p>15</text:p>
          </table:table-cell>
          <table:table-cell table:formula="of:=[.C13]*[.D13]" office:value-type="float" office:value="0.324135" calcext:value-type="float">
            <text:p>0.324135</text:p>
          </table:table-cell>
          <table:table-cell table:formula="of:=[.B13]*[.E13]" office:value-type="float" office:value="0.64827" calcext:value-type="float">
            <text:p>0.6482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$C$7]^[.B14])*([.$C$8]^([.$C$6]-[.B14]))" office:value-type="float" office:value="0.009261" calcext:value-type="float">
            <text:p>0.009261</text:p>
          </table:table-cell>
          <table:table-cell table:formula="of:=FACT([.$C$6])/(FACT([.B14])*FACT([.$C$6]-[.B14]))" office:value-type="float" office:value="20" calcext:value-type="float">
            <text:p>20</text:p>
          </table:table-cell>
          <table:table-cell table:formula="of:=[.C14]*[.D14]" office:value-type="float" office:value="0.18522" calcext:value-type="float">
            <text:p>0.18522</text:p>
          </table:table-cell>
          <table:table-cell table:formula="of:=[.B14]*[.E14]" office:value-type="float" office:value="0.55566" calcext:value-type="float">
            <text:p>0.5556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$C$7]^[.B15])*([.$C$8]^([.$C$6]-[.B15]))" office:value-type="float" office:value="0.003969" calcext:value-type="float">
            <text:p>0.003969</text:p>
          </table:table-cell>
          <table:table-cell table:formula="of:=FACT([.$C$6])/(FACT([.B15])*FACT([.$C$6]-[.B15]))" office:value-type="float" office:value="15" calcext:value-type="float">
            <text:p>15</text:p>
          </table:table-cell>
          <table:table-cell table:formula="of:=[.C15]*[.D15]" office:value-type="float" office:value="0.059535" calcext:value-type="float">
            <text:p>0.059535</text:p>
          </table:table-cell>
          <table:table-cell table:formula="of:=[.B15]*[.E15]" office:value-type="float" office:value="0.23814" calcext:value-type="float">
            <text:p>0.2381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$C$7]^[.B16])*([.$C$8]^([.$C$6]-[.B16]))" office:value-type="float" office:value="0.001701" calcext:value-type="float">
            <text:p>0.001701</text:p>
          </table:table-cell>
          <table:table-cell table:formula="of:=FACT([.$C$6])/(FACT([.B16])*FACT([.$C$6]-[.B16]))" office:value-type="float" office:value="6" calcext:value-type="float">
            <text:p>6</text:p>
          </table:table-cell>
          <table:table-cell table:formula="of:=[.C16]*[.D16]" office:value-type="float" office:value="0.010206" calcext:value-type="float">
            <text:p>0.010206</text:p>
          </table:table-cell>
          <table:table-cell table:formula="of:=[.B16]*[.E16]" office:value-type="float" office:value="0.05103" calcext:value-type="float">
            <text:p>0.0510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$C$7]^[.B17])*([.$C$8]^([.$C$6]-[.B17]))" office:value-type="float" office:value="0.000729" calcext:value-type="float">
            <text:p>0.000729</text:p>
          </table:table-cell>
          <table:table-cell table:formula="of:=FACT([.$C$6])/(FACT([.B17])*FACT([.$C$6]-[.B17]))" office:value-type="float" office:value="1" calcext:value-type="float">
            <text:p>1</text:p>
          </table:table-cell>
          <table:table-cell table:formula="of:=[.C17]*[.D17]" office:value-type="float" office:value="0.000729" calcext:value-type="float">
            <text:p>0.000729</text:p>
          </table:table-cell>
          <table:table-cell table:formula="of:=[.B17]*[.E17]" office:value-type="float" office:value="0.004374" calcext:value-type="float">
            <text:p>0.0043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07:15.399830653</meta:creation-date>
    <dc:date>2022-12-11T15:12:31.822657209</dc:date>
    <meta:editing-duration>PT1H39S</meta:editing-duration>
    <meta:editing-cycles>2</meta:editing-cycles>
    <meta:generator>LibreOffice/7.4.2.3$Linux_X86_64 LibreOffice_project/382eef1f22670f7f4118c8c2dd222ec7ad009daf</meta:generator>
    <meta:document-statistic meta:table-count="1" meta:cell-count="4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8.999cm" xlink:href=".." xlink:type="simple" chart:class="chart:bar" chart:style-name="ch1">
        <chart:legend chart:legend-position="end" svg:x="13.675cm" svg:y="4.2cm" style:legend-expansion="high" chart:style-name="ch2"/>
        <chart:plot-area chart:style-name="ch3" table:cell-range-address="Sheet1.B11:Sheet1.B17 Sheet1.E11:Sheet1.E17" chart:data-source-has-labels="both" svg:x="0.319cm" svg:y="0.179cm" svg:width="13.037cm" svg:height="8.641cm">
          <chart:coordinate-region svg:x="1.231cm" svg:y="0.378cm" svg:width="12.125cm" svg:height="7.795cm"/>
          <chart:axis chart:dimension="x" chart:name="primary-x" chart:style-name="ch4" chartooo:axis-type="auto">
            <chartooo:date-scale/>
            <chart:categories table:cell-range-address="Sheet1.B11:Sheet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1:Sheet1.E17" loext:label-string="probability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11:Sheet1.B17</svg:desc>
                </draw:g>
              </table:table-cell>
              <table:table-cell office:value-type="float" office:value="0.117649">
                <text:p>0.117649</text:p>
                <draw:g>
                  <svg:desc>Sheet1.E11:Sheet1.E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02526">
                <text:p>0.3025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4135">
                <text:p>0.3241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522">
                <text:p>0.185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535">
                <text:p>0.0595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0206">
                <text:p>0.010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729">
                <text:p>0.000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